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16.95cm" svg:y1="3.6cm" svg:x2="4.451cm" svg:y2="6.82cm" draw:start-shape="id1" draw:start-glue-point="8" draw:end-shape="id2" draw:end-glue-point="4" svg:d="M16950 3600v1700h-12499v1520" svg:viewBox="0 0 12500 3221">
          <text:p/>
        </draw:connector>
        <draw:connector draw:style-name="gr1" draw:text-style-name="P1" draw:layer="layout" svg:x1="16.95cm" svg:y1="3.6cm" svg:x2="16.251cm" svg:y2="6.951cm" draw:start-shape="id1" draw:start-glue-point="8" draw:end-shape="id3" draw:end-glue-point="4" svg:d="M16950 3600v1676h-699v1675" svg:viewBox="0 0 700 3352">
          <text:p/>
        </draw:connector>
        <draw:connector draw:style-name="gr1" draw:text-style-name="P1" draw:layer="layout" svg:x1="16.95cm" svg:y1="3.6cm" svg:x2="22.55cm" svg:y2="6.95cm" draw:start-shape="id1" draw:start-glue-point="8" draw:end-shape="id4" draw:end-glue-point="4" svg:d="M16950 3600v1676h5600v1674" svg:viewBox="0 0 5601 3351">
          <text:p/>
        </draw:connector>
        <draw:connector draw:style-name="gr1" draw:text-style-name="P1" draw:layer="layout" draw:line-skew="-0.076cm" svg:x1="16.95cm" svg:y1="3.6cm" svg:x2="28.85cm" svg:y2="6.95cm" draw:start-shape="id1" draw:start-glue-point="8" draw:end-shape="id5" draw:end-glue-point="4" svg:d="M16950 3600v1600h11900v1750" svg:viewBox="0 0 11901 3351">
          <text:p/>
        </draw:connector>
        <draw:connector draw:style-name="gr2" draw:text-style-name="P1" draw:layer="layout" svg:x1="20.4cm" svg:y1="7.85cm" svg:x2="18.401cm" svg:y2="7.851cm" draw:start-shape="id4" draw:start-glue-point="6" draw:end-shape="id3" draw:end-glue-point="10" svg:d="M20400 7850h-999v1h-1000" svg:viewBox="0 0 2000 2">
          <text:p/>
        </draw:connector>
        <draw:connector draw:style-name="gr2" draw:text-style-name="P1" draw:layer="layout" svg:x1="26.7cm" svg:y1="7.85cm" svg:x2="24.7cm" svg:y2="7.85cm" draw:start-shape="id5" draw:start-glue-point="6" draw:end-shape="id4" draw:end-glue-point="10" svg:d="M26700 7850h-2000" svg:viewBox="0 0 2001 1">
          <text:p/>
        </draw:connector>
        <draw:connector draw:style-name="gr2" draw:text-style-name="P1" draw:layer="layout" svg:x1="6.801cm" svg:y1="7.846cm" svg:x2="8.1cm" svg:y2="7.846cm" draw:start-shape="id2" draw:start-glue-point="10" draw:end-shape="id6" draw:end-glue-point="6" svg:d="M6801 7846h1299" svg:viewBox="0 0 1300 1">
          <text:p/>
        </draw:connector>
        <draw:connector draw:style-name="gr2" draw:text-style-name="P1" draw:layer="layout" draw:line-skew="4.348cm -2.751cm" svg:x1="28.85cm" svg:y1="8.75cm" svg:x2="18.401cm" svg:y2="7.851cm" draw:start-shape="id5" draw:start-glue-point="8" draw:end-shape="id3" draw:end-glue-point="10" svg:d="M28850 8750v4850h-9050v-5749h-1399" svg:viewBox="0 0 10450 5750">
          <text:p/>
        </draw:connector>
        <draw:connector draw:style-name="gr2" draw:text-style-name="P1" draw:layer="layout" draw:line-skew="-0.076cm" svg:x1="16.95cm" svg:y1="3.6cm" svg:x2="33.751cm" svg:y2="6.951cm" draw:start-shape="id1" draw:start-glue-point="8" draw:end-shape="id7" draw:end-glue-point="4" svg:d="M16950 3600v1600h16801v1751" svg:viewBox="0 0 16802 3352">
          <text:p/>
        </draw:connector>
        <draw:connector draw:style-name="gr2" draw:text-style-name="P1" draw:layer="layout" draw:line-skew="5.528cm" svg:x1="4.451cm" svg:y1="8.871cm" svg:x2="17.772cm" svg:y2="8.488cm" draw:start-shape="id2" draw:start-glue-point="8" draw:end-shape="id3" draw:end-glue-point="9" svg:d="M4451 8871v6029h13321v-6412" svg:viewBox="0 0 13322 6413">
          <text:p/>
        </draw:connector>
        <draw:custom-shape draw:style-name="gr3" draw:text-style-name="P3" xml:id="id1" draw:id="id1" draw:layer="layout" svg:width="4.3cm" svg:height="1.8cm" svg:x="14.8cm" svg:y="1.8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26.7cm" svg:y="6.95cm">
          <text:p text:style-name="P2">Countr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3cm" svg:height="1.8cm" svg:x="20.4cm" svg:y="6.95cm">
          <text:p text:style-name="P2">Cit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4.3cm" svg:height="1.8cm" svg:x="31.601cm" svg:y="6.951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2.1cm" svg:y="6.82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4.451cm" svg:y1="8.871cm" svg:x2="30.371cm" svg:y2="8.487cm" draw:start-shape="id2" draw:start-glue-point="8" draw:end-shape="id5" draw:end-glue-point="9" svg:d="M4451 8871v6029h25920v-6413" svg:viewBox="0 0 25921 6414">
          <text:p/>
        </draw:connector>
        <draw:custom-shape draw:style-name="gr3" draw:text-style-name="P3" xml:id="id3" draw:id="id3" draw:layer="layout" svg:width="4.3cm" svg:height="1.8cm" svg:x="14.101cm" svg:y="6.951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4.451cm" svg:y1="8.871cm" svg:x2="24.071cm" svg:y2="8.487cm" draw:start-shape="id2" draw:start-glue-point="8" draw:end-shape="id4" draw:end-glue-point="9" svg:d="M4451 8871v6029h19620v-6413" svg:viewBox="0 0 19621 6414">
          <text:p/>
        </draw:connector>
        <draw:custom-shape draw:style-name="gr4" draw:text-style-name="P3" xml:id="id6" draw:id="id6" draw:layer="layout" svg:width="4.701cm" svg:height="2.051cm" svg:x="8.1cm" svg:y="6.82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101cm" svg:y1="7.851cm" svg:x2="12.801cm" svg:y2="7.846cm" draw:start-shape="id3" draw:start-glue-point="6" draw:end-shape="id6" draw:end-glue-point="10" svg:d="M14101 7851h-650v-5h-650" svg:viewBox="0 0 1301 6">
          <text:p/>
        </draw:connector>
        <draw:connector draw:style-name="gr2" draw:text-style-name="P1" draw:layer="layout" svg:x1="16.95cm" svg:y1="3.6cm" svg:x2="10.451cm" svg:y2="6.82cm" draw:start-shape="id1" draw:start-glue-point="8" draw:end-shape="id6" draw:end-glue-point="4" svg:d="M16950 3600v1610h-6499v1610" svg:viewBox="0 0 6500 3221">
          <text:p/>
        </draw:connector>
        <draw:connector draw:style-name="gr2" draw:text-style-name="P1" draw:layer="layout" draw:line-skew="4.348cm -6.151cm" svg:x1="28.85cm" svg:y1="8.75cm" svg:x2="12.801cm" svg:y2="7.846cm" draw:start-shape="id5" draw:start-glue-point="8" draw:end-shape="id6" draw:end-glue-point="10" svg:d="M28850 8750v4850h-15250v-5754h-799" svg:viewBox="0 0 16050 5755">
          <text:p/>
        </draw:connector>
        <draw:connector draw:style-name="gr2" draw:text-style-name="P1" draw:layer="layout" draw:line-skew="5.528cm" svg:x1="4.451cm" svg:y1="8.871cm" svg:x2="12.113cm" svg:y2="8.571cm" draw:start-shape="id2" draw:start-glue-point="8" draw:end-shape="id6" draw:end-glue-point="9" svg:d="M4451 8871v6029h7662v-6329" svg:viewBox="0 0 7663 6330">
          <text:p/>
        </draw:connector>
        <draw:connector draw:style-name="gr2" draw:text-style-name="P1" draw:layer="layout" draw:line-skew="2.728cm" svg:x1="22.55cm" svg:y1="8.75cm" svg:x2="10.451cm" svg:y2="8.871cm" draw:start-shape="id4" draw:start-glue-point="8" draw:end-shape="id6" draw:end-glue-point="8" svg:d="M22550 8750v3350h-12099v-3229" svg:viewBox="0 0 12100 3351">
          <text:p/>
        </draw:connector>
        <draw:connector draw:style-name="gr2" draw:text-style-name="P1" draw:layer="layout" draw:line-skew="2.728cm" svg:x1="16.251cm" svg:y1="8.751cm" svg:x2="10.451cm" svg:y2="8.871cm" draw:start-shape="id3" draw:start-glue-point="8" draw:end-shape="id6" draw:end-glue-point="8" svg:d="M16251 8751v3349h-5800v-3229" svg:viewBox="0 0 5801 3350">
          <text:p/>
        </draw:connector>
        <draw:custom-shape draw:style-name="gr5" draw:text-style-name="P3" xml:id="id8" draw:id="id8" draw:layer="layout" svg:width="7.401cm" svg:height="2.051cm" svg:x="1.599cm" svg:y="16.849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7.401cm" svg:height="2.051cm" svg:x="9.8cm" svg:y="16.85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7.401cm" svg:height="2.051cm" svg:x="18.099cm" svg:y="16.849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7.401cm" svg:height="2.051cm" svg:x="26.3cm" svg:y="16.85cm">
          <text:p text:style-name="P2">Add new 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7.401cm" svg:height="2.051cm" svg:x="34.7cm" svg:y="16.85cm">
          <text:p text:style-name="P2">Add new 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33.751cm" svg:y1="8.751cm" svg:x2="5.3cm" svg:y2="16.849cm" draw:start-shape="id7" draw:start-glue-point="8" draw:end-shape="id8" draw:end-glue-point="4" svg:d="M33751 8751v7049h-28451v1049" svg:viewBox="0 0 28452 8099">
          <text:p/>
        </draw:connector>
        <draw:connector draw:style-name="gr2" draw:text-style-name="P1" draw:layer="layout" draw:line-skew="2.999cm" svg:x1="33.751cm" svg:y1="8.751cm" svg:x2="13.501cm" svg:y2="16.85cm" draw:start-shape="id7" draw:start-glue-point="8" draw:end-shape="id9" draw:end-glue-point="4" svg:d="M33751 8751v7049h-20250v1050" svg:viewBox="0 0 20251 8100">
          <text:p/>
        </draw:connector>
        <draw:connector draw:style-name="gr2" draw:text-style-name="P1" draw:layer="layout" draw:line-skew="3.1cm" svg:x1="33.751cm" svg:y1="8.751cm" svg:x2="21.799cm" svg:y2="16.849cm" draw:start-shape="id7" draw:start-glue-point="8" draw:end-shape="id10" svg:d="M33751 8751v7149h-11952v949" svg:viewBox="0 0 11953 8099">
          <text:p/>
        </draw:connector>
        <draw:connector draw:style-name="gr2" draw:text-style-name="P1" draw:layer="layout" draw:line-skew="3.099cm" svg:x1="33.751cm" svg:y1="8.751cm" svg:x2="30.001cm" svg:y2="16.85cm" draw:start-shape="id7" draw:start-glue-point="8" draw:end-shape="id11" draw:end-glue-point="4" svg:d="M33751 8751v7149h-3750v950" svg:viewBox="0 0 3751 8100">
          <text:p/>
        </draw:connector>
        <draw:connector draw:style-name="gr2" draw:text-style-name="P1" draw:layer="layout" draw:line-skew="2.999cm" svg:x1="33.751cm" svg:y1="8.751cm" svg:x2="38.401cm" svg:y2="16.85cm" draw:start-shape="id7" draw:start-glue-point="8" draw:end-shape="id12" draw:end-glue-point="4" svg:d="M33751 8751v7049h4650v1050" svg:viewBox="0 0 4651 8100">
          <text:p/>
        </draw:connector>
        <draw:custom-shape draw:style-name="gr3" draw:text-style-name="P3" xml:id="id13" draw:id="id13" draw:layer="layout" svg:width="4.3cm" svg:height="1.8cm" svg:x="36.802cm" svg:y="6.952cm">
          <text:p text:style-name="P2">All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95cm" svg:y1="3.6cm" svg:x2="38.952cm" svg:y2="6.952cm" draw:start-shape="id1" draw:start-glue-point="8" draw:end-shape="id13" draw:end-glue-point="4" svg:d="M16950 3600v1677h22002v1675" svg:viewBox="0 0 22003 3353">
          <text:p/>
        </draw:connector>
        <draw:custom-shape draw:style-name="gr5" draw:text-style-name="P3" xml:id="id14" draw:id="id14" draw:layer="layout" svg:width="7.401cm" svg:height="2.051cm" svg:x="36.3cm" svg:y="11.95cm">
          <text:p text:style-name="P2">Add De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3.751cm" svg:y1="8.751cm" svg:x2="36.3cm" svg:y2="12.976cm" draw:start-shape="id7" draw:start-glue-point="8" draw:end-shape="id14" draw:end-glue-point="6" svg:d="M33751 8751v4225h2549" svg:viewBox="0 0 2550 42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6T15:43:30.019476000</dc:date>
    <meta:editing-duration>PT1H18S</meta:editing-duration>
    <meta:editing-cycles>6</meta:editing-cycles>
    <meta:document-statistic meta:object-count="39"/>
  </office:meta>
</office:document-meta>
</file>